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693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6929in"/>
    </style:style>
    <style:style style:name="ro1" style:family="table-row">
      <style:table-row-properties style:row-height="0.2091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5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12" table:default-cell-style-name="ce6"/>
        <table:table-column table:style-name="co4" table:number-columns-repeated="243" table:default-cell-style-name="ce6"/>
        <table:table-column table:style-name="co4" table:number-columns-repeated="16127"/>
        <table:table-row table:style-name="ro1">
          <table:table-cell table:style-name="ce1" office:value-type="string" calcext:value-type="string" table:number-columns-spanned="2" table:number-rows-spanned="1">
            <text:p>Comp Config</text:p>
          </table:table-cell>
          <table:covered-table-cell table:style-name="ce1"/>
          <table:table-cell table:style-name="ce16" table:number-columns-spanned="13" table:number-rows-spanned="1"/>
          <table:covered-table-cell table:number-columns-repeated="12" table:style-name="ce16"/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dhry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0.435545" calcext:value-type="float">
            <text:p>0.436</text:p>
          </table:table-cell>
          <table:table-cell table:style-name="ce10" office:value-type="float" office:value="0.390387" calcext:value-type="float">
            <text:p>0.390</text:p>
          </table:table-cell>
          <table:table-cell table:style-name="ce10" office:value-type="float" office:value="0.391074" calcext:value-type="float">
            <text:p>0.391</text:p>
          </table:table-cell>
          <table:table-cell table:style-name="ce10" office:value-type="float" office:value="0.395454" calcext:value-type="float">
            <text:p>0.395</text:p>
          </table:table-cell>
          <table:table-cell table:style-name="ce10" office:value-type="float" office:value="0.391774" calcext:value-type="float">
            <text:p>0.392</text:p>
          </table:table-cell>
          <table:table-cell table:style-name="ce12" table:formula="of:=AVERAGE([.C6:.G6])" office:value-type="float" office:value="0.4008468" calcext:value-type="float">
            <text:p>0.401</text:p>
          </table:table-cell>
          <table:table-cell table:style-name="ce10" office:value-type="float" office:value="0.150625" calcext:value-type="float">
            <text:p>0.151</text:p>
          </table:table-cell>
          <table:table-cell table:style-name="ce10" office:value-type="float" office:value="0.148783" calcext:value-type="float">
            <text:p>0.149</text:p>
          </table:table-cell>
          <table:table-cell table:style-name="ce10" office:value-type="float" office:value="0.164349" calcext:value-type="float">
            <text:p>0.164</text:p>
          </table:table-cell>
          <table:table-cell table:style-name="ce10" office:value-type="float" office:value="0.166298" calcext:value-type="float">
            <text:p>0.166</text:p>
          </table:table-cell>
          <table:table-cell table:style-name="ce10" office:value-type="float" office:value="0.158308" calcext:value-type="float">
            <text:p>0.158</text:p>
          </table:table-cell>
          <table:table-cell table:style-name="ce12" table:formula="of:=AVERAGE([.I6:.L6])" office:value-type="float" office:value="0.15751375" calcext:value-type="float">
            <text:p>0.158</text:p>
          </table:table-cell>
          <table:table-cell table:style-name="ce14" table:formula="of:=[.H6]/[.N6]" office:value-type="float" office:value="2.54483687932006" calcext:value-type="float">
            <text:p>2.5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whet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1.40465" calcext:value-type="float">
            <text:p>1.405</text:p>
          </table:table-cell>
          <table:table-cell table:style-name="ce10" office:value-type="float" office:value="1.420514" calcext:value-type="float">
            <text:p>1.421</text:p>
          </table:table-cell>
          <table:table-cell table:style-name="ce10" office:value-type="float" office:value="1.41256" calcext:value-type="float">
            <text:p>1.413</text:p>
          </table:table-cell>
          <table:table-cell table:style-name="ce10" office:value-type="float" office:value="1.45149" calcext:value-type="float">
            <text:p>1.451</text:p>
          </table:table-cell>
          <table:table-cell table:style-name="ce10" office:value-type="float" office:value="1.439959" calcext:value-type="float">
            <text:p>1.440</text:p>
          </table:table-cell>
          <table:table-cell table:style-name="ce12" table:formula="of:=AVERAGE([.C11:.G11])" office:value-type="float" office:value="1.4258346" calcext:value-type="float">
            <text:p>1.426</text:p>
          </table:table-cell>
          <table:table-cell table:style-name="ce10" office:value-type="float" office:value="0.44568" calcext:value-type="float">
            <text:p>0.446</text:p>
          </table:table-cell>
          <table:table-cell table:style-name="ce10" office:value-type="float" office:value="0.465224" calcext:value-type="float">
            <text:p>0.465</text:p>
          </table:table-cell>
          <table:table-cell table:style-name="ce10" office:value-type="float" office:value="0.449444" calcext:value-type="float">
            <text:p>0.449</text:p>
          </table:table-cell>
          <table:table-cell table:style-name="ce10" office:value-type="float" office:value="0.44608" calcext:value-type="float">
            <text:p>0.446</text:p>
          </table:table-cell>
          <table:table-cell table:style-name="ce10" office:value-type="float" office:value="0.440053" calcext:value-type="float">
            <text:p>0.440</text:p>
          </table:table-cell>
          <table:table-cell table:style-name="ce12" table:formula="of:=AVERAGE([.I11:.M11])" office:value-type="float" office:value="0.4492962" calcext:value-type="float">
            <text:p>0.449</text:p>
          </table:table-cell>
          <table:table-cell table:style-name="ce14" table:formula="of:=[.H11]/[.N11]" office:value-type="float" office:value="3.17348466334681" calcext:value-type="float">
            <text:p>3.2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primev1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1.663179" calcext:value-type="float">
            <text:p>1.663</text:p>
          </table:table-cell>
          <table:table-cell table:style-name="ce10" office:value-type="float" office:value="1.660653" calcext:value-type="float">
            <text:p>1.661</text:p>
          </table:table-cell>
          <table:table-cell table:style-name="ce10" office:value-type="float" office:value="1.72704" calcext:value-type="float">
            <text:p>1.727</text:p>
          </table:table-cell>
          <table:table-cell table:style-name="ce10" office:value-type="float" office:value="1.761742" calcext:value-type="float">
            <text:p>1.762</text:p>
          </table:table-cell>
          <table:table-cell table:style-name="ce10" office:value-type="float" office:value="1.686326" calcext:value-type="float">
            <text:p>1.686</text:p>
          </table:table-cell>
          <table:table-cell table:style-name="ce12" table:formula="of:=AVERAGE([.C16:.G16])" office:value-type="float" office:value="1.699788" calcext:value-type="float">
            <text:p>1.700</text:p>
          </table:table-cell>
          <table:table-cell table:style-name="ce10" office:value-type="float" office:value="1.465017" calcext:value-type="float">
            <text:p>1.465</text:p>
          </table:table-cell>
          <table:table-cell table:style-name="ce10" office:value-type="float" office:value="1.504724" calcext:value-type="float">
            <text:p>1.505</text:p>
          </table:table-cell>
          <table:table-cell table:style-name="ce10" office:value-type="float" office:value="1.471971" calcext:value-type="float">
            <text:p>1.472</text:p>
          </table:table-cell>
          <table:table-cell table:style-name="ce10" office:value-type="float" office:value="1.455951" calcext:value-type="float">
            <text:p>1.456</text:p>
          </table:table-cell>
          <table:table-cell table:style-name="ce10" office:value-type="float" office:value="1.487415" calcext:value-type="float">
            <text:p>1.487</text:p>
          </table:table-cell>
          <table:table-cell table:style-name="ce12" table:formula="of:=AVERAGE([.I16:.M16])" office:value-type="float" office:value="1.4770156" calcext:value-type="float">
            <text:p>1.477</text:p>
          </table:table-cell>
          <table:table-cell table:style-name="ce15" table:formula="of:=[.H16]/[.N16]" office:value-type="float" office:value="1.15082603054429" calcext:value-type="float">
            <text:p>1.2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primev2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6.20333" calcext:value-type="float">
            <text:p>6.203</text:p>
          </table:table-cell>
          <table:table-cell table:style-name="ce10" office:value-type="float" office:value="6.249387" calcext:value-type="float">
            <text:p>6.249</text:p>
          </table:table-cell>
          <table:table-cell table:style-name="ce10" office:value-type="float" office:value="6.028092" calcext:value-type="float">
            <text:p>6.028</text:p>
          </table:table-cell>
          <table:table-cell table:style-name="ce10" office:value-type="float" office:value="6.295204" calcext:value-type="float">
            <text:p>6.295</text:p>
          </table:table-cell>
          <table:table-cell table:style-name="ce10" office:value-type="float" office:value="6.233581" calcext:value-type="float">
            <text:p>6.234</text:p>
          </table:table-cell>
          <table:table-cell table:style-name="ce12" table:formula="of:=AVERAGE([.C21:.G21])" office:value-type="float" office:value="6.2019188" calcext:value-type="float">
            <text:p>6.202</text:p>
          </table:table-cell>
          <table:table-cell table:style-name="ce10" office:value-type="float" office:value="4.517745" calcext:value-type="float">
            <text:p>4.518</text:p>
          </table:table-cell>
          <table:table-cell table:style-name="ce10" office:value-type="float" office:value="4.603293" calcext:value-type="float">
            <text:p>4.603</text:p>
          </table:table-cell>
          <table:table-cell table:style-name="ce10" office:value-type="float" office:value="4.278148" calcext:value-type="float">
            <text:p>4.278</text:p>
          </table:table-cell>
          <table:table-cell table:style-name="ce10" office:value-type="float" office:value="4.521843" calcext:value-type="float">
            <text:p>4.522</text:p>
          </table:table-cell>
          <table:table-cell table:style-name="ce10" office:value-type="float" office:value="4.450191" calcext:value-type="float">
            <text:p>4.450</text:p>
          </table:table-cell>
          <table:table-cell table:style-name="ce12" table:formula="of:=AVERAGE([.I21:.M21])" office:value-type="float" office:value="4.474244" calcext:value-type="float">
            <text:p>4.474</text:p>
          </table:table-cell>
          <table:table-cell table:style-name="ce14" table:formula="of:=[.H21]/[.N21]" office:value-type="float" office:value="1.38613781456711" calcext:value-type="float">
            <text:p>1.4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crypt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0.8119" calcext:value-type="float">
            <text:p>0.812</text:p>
          </table:table-cell>
          <table:table-cell table:style-name="ce10" office:value-type="float" office:value="0.813" calcext:value-type="float">
            <text:p>0.813</text:p>
          </table:table-cell>
          <table:table-cell table:style-name="ce10" office:value-type="float" office:value="0.8274" calcext:value-type="float">
            <text:p>0.827</text:p>
          </table:table-cell>
          <table:table-cell table:style-name="ce10" office:value-type="float" office:value="0.8139" calcext:value-type="float">
            <text:p>0.814</text:p>
          </table:table-cell>
          <table:table-cell table:style-name="ce10" office:value-type="float" office:value="0.7982" calcext:value-type="float">
            <text:p>0.798</text:p>
          </table:table-cell>
          <table:table-cell table:style-name="ce12" table:formula="of:=AVERAGE([.C26:.G26])" office:value-type="float" office:value="0.81288" calcext:value-type="float">
            <text:p>0.813</text:p>
          </table:table-cell>
          <table:table-cell table:style-name="ce10" office:value-type="float" office:value="0.256" calcext:value-type="float">
            <text:p>0.256</text:p>
          </table:table-cell>
          <table:table-cell table:style-name="ce10" office:value-type="float" office:value="0.2625" calcext:value-type="float">
            <text:p>0.263</text:p>
          </table:table-cell>
          <table:table-cell table:style-name="ce10" office:value-type="float" office:value="0.2543" calcext:value-type="float">
            <text:p>0.254</text:p>
          </table:table-cell>
          <table:table-cell table:style-name="ce10" office:value-type="float" office:value="0.2666" calcext:value-type="float">
            <text:p>0.267</text:p>
          </table:table-cell>
          <table:table-cell table:style-name="ce10" office:value-type="float" office:value="0.2738" calcext:value-type="float">
            <text:p>0.274</text:p>
          </table:table-cell>
          <table:table-cell table:style-name="ce12" table:formula="of:=AVERAGE([.I26:.M26])" office:value-type="float" office:value="0.26264" calcext:value-type="float">
            <text:p>0.263</text:p>
          </table:table-cell>
          <table:table-cell table:style-name="ce14" table:formula="of:=[.H26]/[.N26]" office:value-type="float" office:value="3.09503502893695" calcext:value-type="float">
            <text:p>3.1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newCript</text:p>
          </table:table-cell>
          <table:covered-table-cell table:number-columns-repeated="12" table:style-name="ce17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3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3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Fedora 38</text:p>
          </table:table-cell>
          <table:table-cell table:style-name="ce3" office:value-type="string" calcext:value-type="string">
            <text:p>13.2.1</text:p>
          </table:table-cell>
          <table:table-cell table:style-name="ce10" office:value-type="float" office:value="3.224" calcext:value-type="float">
            <text:p>3.224</text:p>
          </table:table-cell>
          <table:table-cell table:style-name="ce10" office:value-type="float" office:value="3.739" calcext:value-type="float">
            <text:p>3.739</text:p>
          </table:table-cell>
          <table:table-cell table:style-name="ce10" office:value-type="float" office:value="2.802" calcext:value-type="float">
            <text:p>2.802</text:p>
          </table:table-cell>
          <table:table-cell table:style-name="ce10" office:value-type="float" office:value="3.18" calcext:value-type="float">
            <text:p>3.180</text:p>
          </table:table-cell>
          <table:table-cell table:style-name="ce10" office:value-type="float" office:value="3.868" calcext:value-type="float">
            <text:p>3.868</text:p>
          </table:table-cell>
          <table:table-cell table:style-name="ce12" table:formula="of:=AVERAGE([.C31:.G31])" office:value-type="float" office:value="3.3626" calcext:value-type="float">
            <text:p>3.363</text:p>
          </table:table-cell>
          <table:table-cell table:style-name="ce10" office:value-type="float" office:value="6.126" calcext:value-type="float">
            <text:p>6.126</text:p>
          </table:table-cell>
          <table:table-cell table:style-name="ce10" office:value-type="float" office:value="5.731" calcext:value-type="float">
            <text:p>5.731</text:p>
          </table:table-cell>
          <table:table-cell table:style-name="ce10" office:value-type="float" office:value="5.213" calcext:value-type="float">
            <text:p>5.213</text:p>
          </table:table-cell>
          <table:table-cell table:style-name="ce10" office:value-type="float" office:value="5.599" calcext:value-type="float">
            <text:p>5.599</text:p>
          </table:table-cell>
          <table:table-cell table:style-name="ce10" office:value-type="float" office:value="5.477" calcext:value-type="float">
            <text:p>5.477</text:p>
          </table:table-cell>
          <table:table-cell table:style-name="ce12" table:formula="of:=AVERAGE([.I31:.M31])" office:value-type="float" office:value="5.6292" calcext:value-type="float">
            <text:p>5.629</text:p>
          </table:table-cell>
          <table:table-cell table:style-name="ce14" table:formula="of:=[.H31]/[.N31]" office:value-type="float" office:value="0.597349534569743" calcext:value-type="float">
            <text:p>0.6</text:p>
          </table:table-cell>
          <table:table-cell table:number-columns-repeated="242"/>
        </table:table-row>
        <table:table-row table:style-name="ro5" table:number-rows-repeated="1048544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Print_Area" table:base-cell-address="$data.$A$1" table:cell-range-address="$data.$A$1:.$O$2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" number:min-decimal-places="1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table-centering="both" style:writing-mode="lr-tb"/>
      <style:header-style>
        <style:header-footer-properties fo:min-height="0.2953in" fo:margin-left="0in" fo:margin-right="0in" fo:margin-bottom="0.4953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100" style:font-size-asian="11pt" style:font-style-asian="normal" style:font-weight-asian="100" style:font-name-complex="Times New Roman1" style:font-size-complex="11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1:43:39.548154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Arquitectura de Computadores Avançada</text:span></text:p>
        <text:p><text:span text:style-name="MT2">Comparative analysis of the execution time under different conditions</text:span></text:p>
      </style:header>
      <style:header-left style:display="false">
        <text:p><text:span text:style-name="MT1">Arquitectura de Computadores Avançada</text:span></text:p>
        <text:p><text:span text:style-name="MT2">Comparative analysis of the execution time under different conditions</text:span></text:p>
      </style:header-left>
      <style:header-first style:display="false">
        <text:p><text:span text:style-name="MT1">Arquitectura de Computadores Avançada</text:span></text:p>
        <text:p><text:span text:style-name="MT2">Comparative analysis of the execution time under different conditions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4T12:52:14</meta:creation-date>
    <dc:date>2023-09-19T11:58:49.838274507</dc:date>
    <meta:editing-cycles>11</meta:editing-cycles>
    <meta:editing-duration>PT2H26M50S</meta:editing-duration>
    <meta:generator>LibreOffice/7.6.0.3$Linux_X86_64 LibreOffice_project/69edd8b8ebc41d00b4de3915dc82f8f0fc3b6265</meta:generator>
    <meta:document-statistic meta:table-count="1" meta:cell-count="205" meta:object-count="0"/>
    <meta:user-defined meta:name="KSOProductBuildVer">2057-9.1.0.5178</meta:user-defined>
    <meta:user-defined meta:name="qrichtext">1</meta:user-defined>
  </office:meta>
</office:document-meta>
</file>